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22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23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24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25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26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27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28" style:family="paragraph" style:parent-style-name="Standard">
      <style:text-properties officeooo:paragraph-rsid="002bbd91"/>
    </style:style>
    <style:style style:name="P129" style:family="paragraph" style:parent-style-name="Standard">
      <style:text-properties officeooo:rsid="0037ff38" officeooo:paragraph-rsid="0037ff38"/>
    </style:style>
    <style:style style:name="P13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1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32" style:family="paragraph" style:parent-style-name="Standard">
      <style:text-properties officeooo:rsid="006a980e" officeooo:paragraph-rsid="006a980e"/>
    </style:style>
    <style:style style:name="P133" style:family="paragraph" style:parent-style-name="Standard">
      <style:text-properties officeooo:rsid="0069648c" officeooo:paragraph-rsid="0069648c"/>
    </style:style>
    <style:style style:name="P134" style:family="paragraph" style:parent-style-name="Standard">
      <style:text-properties officeooo:rsid="006fac2f" officeooo:paragraph-rsid="006fac2f"/>
    </style:style>
    <style:style style:name="P135" style:family="paragraph" style:parent-style-name="Standard">
      <style:text-properties officeooo:rsid="00866296" officeooo:paragraph-rsid="00866296"/>
    </style:style>
    <style:style style:name="P136" style:family="paragraph" style:parent-style-name="Standard">
      <style:text-properties officeooo:rsid="00b54435" officeooo:paragraph-rsid="00b54435"/>
    </style:style>
    <style:style style:name="P137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3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39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40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41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4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58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159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color="#292929"/>
    </style:style>
    <style:style style:name="T23" style:family="text">
      <style:text-properties fo:color="#292929" style:font-name="Menlo" fo:font-size="12pt"/>
    </style:style>
    <style:style style:name="T24" style:family="text">
      <style:text-properties fo:color="#292929" style:font-name="Menlo" fo:font-size="12pt" fo:font-style="normal" fo:font-weight="normal"/>
    </style:style>
    <style:style style:name="T25" style:family="text">
      <style:text-properties style:font-name="Menlo" fo:font-size="12pt" fo:font-style="normal" fo:font-weight="normal"/>
    </style:style>
    <style:style style:name="T26" style:family="text">
      <style:text-properties officeooo:rsid="003290f2"/>
    </style:style>
    <style:style style:name="T27" style:family="text">
      <style:text-properties style:font-name="Helvetica Neue" fo:font-size="9pt"/>
    </style:style>
    <style:style style:name="T28" style:family="text">
      <style:text-properties officeooo:rsid="00348a76"/>
    </style:style>
    <style:style style:name="T29" style:family="text">
      <style:text-properties officeooo:rsid="00360a33"/>
    </style:style>
    <style:style style:name="T30" style:family="text">
      <style:text-properties officeooo:rsid="0039de23"/>
    </style:style>
    <style:style style:name="T31" style:family="text">
      <style:text-properties fo:color="#000000" style:font-name="inherit" fo:font-size="9pt" fo:background-color="transparent" loext:char-shading-value="0" loext:padding="0cm" loext:border="none"/>
    </style:style>
    <style:style style:name="T32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3" style:family="text">
      <style:text-properties fo:color="#777777" style:font-name="inherit" fo:font-size="9pt" fo:background-color="transparent" loext:char-shading-value="0" loext:padding="0cm" loext:border="none"/>
    </style:style>
    <style:style style:name="T34" style:family="text">
      <style:text-properties fo:color="#dd1144" style:font-name="inherit" fo:font-size="9pt" fo:background-color="transparent" loext:char-shading-value="0" loext:padding="0cm" loext:border="none"/>
    </style:style>
    <style:style style:name="T35" style:family="text">
      <style:text-properties officeooo:rsid="003fe8d7"/>
    </style:style>
    <style:style style:name="T36" style:family="text">
      <style:text-properties fo:color="#ce9178"/>
    </style:style>
    <style:style style:name="T37" style:family="text">
      <style:text-properties fo:color="#9cdcfe"/>
    </style:style>
    <style:style style:name="T38" style:family="text">
      <style:text-properties fo:color="#569cd6"/>
    </style:style>
    <style:style style:name="T39" style:family="text">
      <style:text-properties officeooo:rsid="00435859"/>
    </style:style>
    <style:style style:name="T40" style:family="text">
      <style:text-properties officeooo:rsid="004c191f"/>
    </style:style>
    <style:style style:name="T41" style:family="text">
      <style:text-properties officeooo:rsid="0050c8f9"/>
    </style:style>
    <style:style style:name="T42" style:family="text">
      <style:text-properties officeooo:rsid="005663be"/>
    </style:style>
    <style:style style:name="T43" style:family="text">
      <style:text-properties officeooo:rsid="005983cc"/>
    </style:style>
    <style:style style:name="T44" style:family="text">
      <style:text-properties officeooo:rsid="005a84df"/>
    </style:style>
    <style:style style:name="T45" style:family="text">
      <style:text-properties officeooo:rsid="005b5b0a"/>
    </style:style>
    <style:style style:name="T46" style:family="text">
      <style:text-properties officeooo:rsid="0060291f"/>
    </style:style>
    <style:style style:name="T47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8" style:family="text">
      <style:text-properties officeooo:rsid="005499ed"/>
    </style:style>
    <style:style style:name="T49" style:family="text">
      <style:text-properties officeooo:rsid="0072a962"/>
    </style:style>
    <style:style style:name="T50" style:family="text">
      <style:text-properties officeooo:rsid="006b0aec"/>
    </style:style>
    <style:style style:name="T51" style:family="text">
      <style:text-properties officeooo:rsid="0075aaa9"/>
    </style:style>
    <style:style style:name="T52" style:family="text">
      <style:text-properties officeooo:rsid="007b4e61"/>
    </style:style>
    <style:style style:name="T53" style:family="text">
      <style:text-properties style:font-name="Abyssinica SIL"/>
    </style:style>
    <style:style style:name="T54" style:family="text">
      <style:text-properties officeooo:rsid="008bbab6"/>
    </style:style>
    <style:style style:name="T55" style:family="text">
      <style:text-properties officeooo:rsid="0092283e"/>
    </style:style>
    <style:style style:name="T56" style:family="text">
      <style:text-properties officeooo:rsid="00954dd1"/>
    </style:style>
    <style:style style:name="T57" style:family="text">
      <style:text-properties officeooo:rsid="0099a6a1"/>
    </style:style>
    <style:style style:name="T58" style:family="text">
      <style:text-properties officeooo:rsid="009a2192"/>
    </style:style>
    <style:style style:name="T59" style:family="text">
      <style:text-properties officeooo:rsid="0093b4dc"/>
    </style:style>
    <style:style style:name="T60" style:family="text">
      <style:text-properties officeooo:rsid="009c2166"/>
    </style:style>
    <style:style style:name="T61" style:family="text">
      <style:text-properties style:font-weight-asian="bold" style:font-weight-complex="bold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officeooo:rsid="00a460c4" style:font-weight-asian="normal" style:font-weight-complex="normal"/>
    </style:style>
    <style:style style:name="T64" style:family="text">
      <style:text-properties officeooo:rsid="00a0df33"/>
    </style:style>
    <style:style style:name="T65" style:family="text">
      <style:text-properties fo:color="#1155cc" style:font-name="Arial"/>
    </style:style>
    <style:style style:name="T66" style:family="text">
      <style:text-properties officeooo:rsid="00acb1c4"/>
    </style:style>
    <style:style style:name="T67" style:family="text">
      <style:text-properties officeooo:rsid="00af6c2d"/>
    </style:style>
    <style:style style:name="T68" style:family="text">
      <style:text-properties officeooo:rsid="00afe02e"/>
    </style:style>
    <style:style style:name="T69" style:family="text">
      <style:text-properties officeooo:rsid="00b0dbc5"/>
    </style:style>
    <style:style style:name="T70" style:family="text">
      <style:text-properties officeooo:rsid="00b1ddf9"/>
    </style:style>
    <style:style style:name="T71" style:family="text">
      <style:text-properties officeooo:rsid="00bb7e3b"/>
    </style:style>
    <style:style style:name="T72" style:family="text">
      <style:text-properties officeooo:rsid="00be1693"/>
    </style:style>
    <style:style style:name="T73" style:family="text">
      <style:text-properties officeooo:rsid="00c18171"/>
    </style:style>
    <style:style style:name="T74" style:family="text">
      <style:text-properties officeooo:rsid="00c32cf8"/>
    </style:style>
    <style:style style:name="T75" style:family="text">
      <style:text-properties officeooo:rsid="00c3b3a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6">to extract date in a given string which contains something like this </text:span><text:span text:style-name="T27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6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37"><text:bookmark text:name="c33b"/><text:span text:style-name="T23">token = 'https://www.seloger.com/immobilier/locations/immo-paris-75/bien-appartement/?LISTING-LISTpg='</text:span><text:bookmark text:name="4f19"/><text:span text:style-name="T23">def get_pages(token, nb):</text:span></text:p>
      <text:p text:style-name="P139"><text:s text:c="4"/><text:span text:style-name="T25">pages = []</text:span></text:p>
      <text:p text:style-name="P139"><text:s text:c="4"/><text:span text:style-name="T25">for i in range(1,nb+1):</text:span></text:p>
      <text:p text:style-name="P139"><text:s text:c="8"/><text:span text:style-name="T25">j = token + str(i)</text:span></text:p>
      <text:p text:style-name="P139"><text:s text:c="8"/><text:span text:style-name="T25">pages.append(j)</text:span></text:p>
      <text:p text:style-name="P140"><text:span text:style-name="T22"><text:s text:c="4"/></text:span><text:span text:style-name="T24">return pages</text:span><text:bookmark text:name="b83b"/><text:span text:style-name="T24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8">To </text:span>change order of columns of dataframe <text:span text:style-name="T28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29">do this thing by example</text:span></text:p>
      <text:p text:style-name="P128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29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0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41"># load the data into a Pandas DataFrame</text:p>
      <text:list xml:id="list1766749258" text:style-name="L1">
        <text:list-item>
          <text:p text:style-name="P158"><text:span text:style-name="T31">users = pd.</text:span><text:span text:style-name="T32">read_csv</text:span><text:span text:style-name="T33">(</text:span><text:span text:style-name="T34">'users.csv'</text:span><text:span text:style-name="T33">)</text:span></text:p>
        </text:list-item>
        <text:list-item>
          <text:p text:style-name="P159"># write the data to a sqlite table</text:p>
        </text:list-item>
        <text:list-item>
          <text:p text:style-name="P158"><text:span text:style-name="T31">users.</text:span><text:span text:style-name="T32">to_sql</text:span><text:span text:style-name="T33">(</text:span><text:span text:style-name="T34">'users'</text:span><text:span text:style-name="T31">, conn, if_exists=</text:span><text:span text:style-name="T34">'append'</text:span><text:span text:style-name="T31">, index = False</text:span><text:span text:style-name="T33">)</text:span></text:p>
        </text:list-item>
      </text:list>
      <text:p text:style-name="P35"/>
      <text:p text:style-name="P35"/>
      <text:p text:style-name="P122"># saving the dataframe into the same directory by example</text:p>
      <text:p text:style-name="P130">df.to_csv(<text:span text:style-name="T36">'nba.csv'</text:span>, <text:span text:style-name="T37">header</text:span>=<text:span text:style-name="T38">True</text:span>, <text:span text:style-name="T37">index</text:span>=<text:span text:style-name="T38">False</text:span>) </text:p>
      <text:p text:style-name="P130"/>
      <text:p text:style-name="P131"/>
      <text:p text:style-name="P34">prs<text:span text:style-name="T35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39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0">[‘column1’,‘column2’,‘column3’</text:span>]<text:span text:style-name="T40">].apply(lambda x : x.str.replace(‘,’,’.’))</text:span></text:p>
      <text:p text:style-name="P42"/>
      <text:p text:style-name="P43">or </text:p>
      <text:p text:style-name="P43"/>
      <text:p text:style-name="P42">df[<text:span text:style-name="T40">[‘column1’,‘column2’,‘column3’</text:span>]<text:span text:style-name="T40">]=</text:span>df[<text:span text:style-name="T40">[‘column1’,‘column2’,‘column3’</text:span>]<text:span text:style-name="T40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1">args allow a function to take any number of positional arguments.</text:span></text:p>
      <text:p text:style-name="P45"/>
      <text:p text:style-name="P46">**<text:span text:style-name="T41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8">value_counts(</text:span>normalize=True<text:span text:style-name="T48">) </text:span>it’s for normalize the dataset to see distributions among values.</text:p>
      <text:p text:style-name="P73">Ex : df[‘value’].<text:span text:style-name="T48">value_counts(</text:span>normalize=True<text:span text:style-name="T48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2">getbootstrap.com <text:s/></text:span>we can search on tabs docs by example the lay<text:span text:style-name="T45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4">()</text:span>.sum()</text:p>
      <text:p text:style-name="P55"/>
      <text:p text:style-name="P57">Regrouper des valeurs manquantes et les indiquer pour les répertorier dans un dataframe , <text:span text:style-name="T43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4">()</text:span>.sum().<text:span text:style-name="T45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6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38"><text:span text:style-name="Source_20_Text"><text:span text:style-name="T47">driver.get(url)</text:span></text:span></text:p>
      <text:p text:style-name="P142"><text:span text:style-name="Source_20_Text"><text:span text:style-name="T20">item = driver.find_element_by_xpath('//*[contains(@id,"showMoreHistory")]/a')</text:span></text:span></text:p>
      <text:p text:style-name="P142"><text:span text:style-name="Source_20_Text"><text:span text:style-name="T20">driver.execute_script("arguments[0].click();", item)</text:span></text:span></text:p>
      <text:p text:style-name="P142"><text:span text:style-name="Source_20_Text"><text:span text:style-name="T20">time.sleep(2)</text:span></text:span></text:p>
      <text:p text:style-name="P142"><text:span text:style-name="Source_20_Text"><text:span text:style-name="T20">for table in driver.find_elements_by_xpath('//*[contains(@id,"eventHistoryTable")]//tr'):</text:span></text:span></text:p>
      <text:p text:style-name="P142"><text:span text:style-name="Source_20_Text"><text:span text:style-name="T21"><text:s text:c="4"/></text:span></text:span><text:span text:style-name="Source_20_Text"><text:span text:style-name="T20">data = [item.text for item in table.find_elements_by_xpath(".//*[self::td or self::th]")]</text:span></text:span></text:p>
      <text:p text:style-name="P142"><text:span text:style-name="Source_20_Text"><text:span text:style-name="T21"><text:s text:c="4"/></text:span></text:span><text:span text:style-name="Source_20_Text"><text:span text:style-name="T20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33"><text:span text:style-name="T13">t</text:span><text:span text:style-name="T16">est=Select(dropdown)</text:span></text:p>
      <text:p text:style-name="P70"/>
      <text:p text:style-name="P134"><text:span text:style-name="T16">v</text:span><text:span text:style-name="T13">oir en exemples</text:span></text:p>
      <text:p text:style-name="P123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32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</text:p>
      <text:p text:style-name="P73"/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49">method called </text:span>__<text:span text:style-name="T49">init__ () is the python way to create instance attribute. Every time a new object is created ,</text:span>__<text:span text:style-name="T49">init__ () sets the initial state of <text:s/>the object by assigning the values of the object’s attributes. </text:span></text:p>
      <text:p text:style-name="P74"/>
      <text:p text:style-name="P78">Class attributes have the same value for all class instances. <text:s/><text:span text:style-name="T49">the python way to create </text:span>a class <text:s/>attribute is to assign a value to a variable name outside of <text:span text:style-name="T50">__</text:span><text:span text:style-name="T49">init__ () .</text:span></text:p>
      <text:p text:style-name="P78"/>
      <text:p text:style-name="P78"><text:soft-page-break/></text:p>
      <text:p text:style-name="P78"/>
      <text:p text:style-name="P78"/>
      <text:p text:style-name="P79">when you meet for instance selenium <text:span text:style-name="T51">element like webelement do the following thing by instance :</text:span></text:p>
      <text:p text:style-name="P79"><text:s/><text:span text:style-name="T51">i.text if you use a loop</text:span></text:p>
      <text:p text:style-name="P79"/>
      <text:p text:style-name="P79"/>
      <text:p text:style-name="P82">Insertion de <text:span text:style-name="T53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24">Attributes class are shared by the entire class instance rather than an instance attribute <text:span text:style-name="T52">is a python variable belonging to one object.only accessible in the scope of the object and defined inside the constructor function</text:span></text:p>
      <text:p text:style-name="P125">isinstance is a built in function of python which is used to determine if an object is of a particular type or not.</text:p>
      <text:p text:style-name="P125">Ex :</text:p>
      <text:p text:style-name="P125">if isinstance(a,int) :</text:p>
      <text:p text:style-name="P125"><text:s text:c="5"/>print(‘a is an integer ‘)</text:p>
      <text:p text:style-name="P125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Zip function helps you iterate over two or more lists at the same time.</text:p>
      <text:p text:style-name="P84"/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4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<text:soft-page-break/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35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35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5">nommé df.</text:span></text:p>
      <text:p text:style-name="P95">On peut mettre encore list(df) pour avoir les mêmes infos et les regrouper sous forme de list</text:p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6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7">table </text:span><text:span text:style-name="T58">values( ?, ?, ?, ?,?) »,valueA)</text:span></text:p>
      <text:p text:style-name="P98"/>
      <text:p text:style-name="P105">or another example to add many rows n a table, <text:span text:style-name="T60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59">insert into </text:span>users VALUES( ?, ?, ?,?) ; »,more_users)</text:p>
      <text:p text:style-name="P105">tuto <text:span text:style-name="T60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/>
      <text:p text:style-name="P106"/>
      <text:p text:style-name="P106"/>
      <text:p text:style-name="P106"/>
      <text:p text:style-name="P106"/>
      <text:p text:style-name="P106"/>
      <text:p text:style-name="P106"><text:soft-page-break/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4">to load only a part of csv file you can use <text:s/>chunksize <text:span text:style-name="T69">to load by example 3000 rows per chunk.</text:span></text:p>
      <text:p text:style-name="P114"/>
      <text:p text:style-name="P107">df=pd.read_csv(‘fichier.csv’,<text:span text:style-name="T68">chunksize=3000)</text:span></text:p>
      <text:p text:style-name="P107"/>
      <text:p text:style-name="P115">the following link summary this precedents example :</text:p>
      <text:p text:style-name="P115"/>
      <text:p text:style-name="P115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5"/>
      <text:p text:style-name="P116">to select columns that we want exactly do like in the following example:</text:p>
      <text:p text:style-name="P116"/>
      <text:p text:style-name="P116">pd.read_csv(‘data.csv’,header=1,usecols=[‘products’,’cols’])</text:p>
      <text:p text:style-name="P116"/>
      <text:p text:style-name="P136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45"/>
      <text:p text:style-name="P144">pd.read_csv(‘data.csv’,usecols=[‘products’,’cols’])</text:p>
      <text:p text:style-name="P116"/>
      <text:p text:style-name="P117">this following tuto give us all tips for pandas_read_csv</text:p>
      <text:p text:style-name="P117"/>
      <text:p text:style-name="P117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5">https://towardsdatascience.</text:span></text:a></text:p>
      <text:p text:style-name="P116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4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1">missing_values</text:span><text:span text:style-name="T62">)</text:span></text:p>
      <text:p text:style-name="P120"/>
      <text:p text:style-name="P120"/>
      <text:p text:style-name="P109"><text:span text:style-name="T62">You can Rename a heroku app at any time with the heroku apps:rename command, </text:span><text:span text:style-name="T63">command for your app’s git repository</text:span><text:span text:style-name="T62"> . For example :</text:span></text:p>
      <text:p text:style-name="P121"/>
      <text:p text:style-name="P121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5">https://stackoverflow.com/</text:span></text:a></text:p>
      <text:p text:style-name="P110"/>
      <text:p text:style-name="P111">axis=0 for rows and axis=1 for columns <text:s/><text:span text:style-name="T66">to check des fois c’est pour afficher les valeurs horizontalement (</text:span>axis=0<text:span text:style-name="T66">) ou verticalement (</text:span>axis=<text:span text:style-name="T66">1) ex : pd.isnull(df).any(axis=0)</text:span></text:p>
      <text:p text:style-name="P112"/>
      <text:p text:style-name="P112"><text:soft-page-break/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57">pd.pivot_table(df,index=’Car’,columns=[‘color’,’brand’<text:span text:style-name="T67">],values=’price’,a</text:span><text:span text:style-name="T70">gg</text:span><text:span text:style-name="T67">func=’mean’]</text:span></text:p>
      <text:p text:style-name="P113"/>
      <text:p text:style-name="P155">pd.crosstab(index=df[‘Car’],columns=df[‘Color’],values=df[‘Price’],a<text:span text:style-name="T70">gg</text:span>func=’mean’)</text:p>
      <text:p text:style-name="P155"/>
      <text:p text:style-name="P156">crosstab function by default compute a frequecy of factors <text:span text:style-name="T74">and show it although we can change it by introducing another factor like precedent example </text:span><text:span text:style-name="T75">and in this case is similar to pivot_table</text:span><text:span text:style-name="T74">. A good link for explanation of this is :</text:span></text:p>
      <text:p text:style-name="P156"/>
      <text:p text:style-name="P156">https://towardsdatascience.com/my-top-5-pandas-data-manipulation-function-680e346809c7</text:p>
      <text:p text:style-name="P126"/>
      <text:p text:style-name="P118">select * tables with sqlite 3 do this :</text:p>
      <text:p text:style-name="P118"/>
      <text:p text:style-name="P118">conn=sqlite3.connect(« data.db »)</text:p>
      <text:p text:style-name="P118">c=conn.cursor()</text:p>
      <text:p text:style-name="P118">c.execute(‘’’select name from sqlite_master where type=’table’ ;’’’).fetchall()</text:p>
      <text:p text:style-name="P127"/>
      <text:p text:style-name="P119">To save a figure in a folder with matplotlib.pyplot as plt do something like the following example :</text:p>
      <text:p text:style-name="P119">plt.savefig(‘figure.png’)</text:p>
      <text:p text:style-name="P147"/>
      <text:p text:style-name="P147"/>
      <text:p text:style-name="P148">Pour <text:span text:style-name="T71">a</text:span>voir des messages qui s’affichent avec flask , <text:span text:style-name="T71">utiliser dans le script python des messages avec notamment : flash(‘you have registred’) et ensuite extraire ce message dans le HTML template avec get_flashed_messages ()</text:span></text:p>
      <text:p text:style-name="P149">Le tuto avec le lien suivant donne une bonne explication :</text:p>
      <text:p text:style-name="P149"/>
      <text:p text:style-name="P149">javatpoint.com/flask-flashing</text:p>
      <text:p text:style-name="P149"/>
      <text:p text:style-name="P150">pour sauter plusieurs lignes d’un dataframe pandas en csv utiliser le paramètre skiprows like this :</text:p>
      <text:p text:style-name="P150"/>
      <text:p text:style-name="P150">df=pd.read_csv(‘data.csv’,skiprows=4)</text:p>
      <text:p text:style-name="P150"/>
      <text:p text:style-name="P151">plt.rcParams définit en matplotlib permet de modifier la taille des chiffres, la taille des polices et bien plus encore.</text:p>
      <text:p text:style-name="P151"/>
      <text:p text:style-name="P151"><text:soft-page-break/></text:p>
      <text:p text:style-name="P152">Requests.get(url) is the simple way to retrieve url from an api <text:span text:style-name="T73">json</text:span> by example.</text:p>
      <text:p text:style-name="P152"/>
      <text:p text:style-name="P153">For can use loads do request. json.loads(r<text:span text:style-name="T72">equests.get(url).</text:span>text)</text:p>
      <text:p text:style-name="P152"/>
      <text:p text:style-name="P152"/>
      <text:p text:style-name="P154">Do df.describe(include=’all’) to describe all datas of a dataframe panda</text:p>
      <text:p text:style-name="P149"/>
      <text:p text:style-name="P126"/>
      <text:p text:style-name="P126"/>
      <text:p text:style-name="P126"/>
      <text:p text:style-name="P90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7-12T12:27:36.497130546</dc:date>
    <meta:editing-duration>P44DT2H59M39S</meta:editing-duration>
    <meta:editing-cycles>97</meta:editing-cycles>
    <meta:generator>LibreOffice/6.4.7.2$Linux_X86_64 LibreOffice_project/40$Build-2</meta:generator>
    <meta:document-statistic meta:table-count="0" meta:image-count="0" meta:object-count="0" meta:page-count="15" meta:paragraph-count="362" meta:word-count="2679" meta:character-count="19828" meta:non-whitespace-character-count="17189"/>
  </office:meta>
</office:document-meta>
</file>